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/>
          <table:table-cell>
            <draw:frame table:end-cell-address="Planilha1.G18" table:end-x="1.326cm" table:end-y="0.216cm" draw:z-index="0" draw:style-name="gr1" svg:width="7.999cm" svg:height="8.691cm" svg:x="0.101cm" svg:y="0.1cm">
              <draw:object draw:notify-on-update-of-ranges="Planilha1.A1:Planilha1.A1 Planilha1.B1:Planilha1.B1 Planilha1.A2:Planilha1.A2 Planilha1.B2:Planilha1.B2 Planilha1.A3:Planilha1.A3 Planilha1.B3:Planilha1.B3 Planilha1.A4:Planilha1.A4 Planilha1.B4:Planilha1.B4 Planilha1.A5:Planilha1.A5 Planilha1.B5:Planilha1.B5 Planilha1.A6:Planilha1.A6 Planilha1.B6:Planilha1.B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lanilh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2">22/06/2010</text:date>, <text:time>13:18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Matelli</meta:initial-creator>
    <meta:creation-date>2010-06-22T12:42:21</meta:creation-date>
    <dc:date>2010-06-22T13:18:51</dc:date>
    <dc:creator>Francisco Matelli</dc:creator>
    <meta:editing-duration>PT00H36M30S</meta:editing-duration>
    <meta:editing-cycles>4</meta:editing-cycles>
    <meta:generator>OpenOffice.org/3.2$Linux OpenOffice.org_project/320m12$Build-9483</meta:generator>
    <meta:document-statistic meta:table-count="3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579d1c"/>
      <style:text-properties fo:font-size="6pt" style:font-size-asian="6pt" style:font-size-complex="6pt"/>
    </style:style>
    <style:style style:name="ch12" style:family="chart" style:data-style-name="N0">
      <style:graphic-properties draw:fill-color="#7e0021"/>
      <style:text-properties fo:font-size="6pt" style:font-size-asian="6pt" style:font-size-complex="6pt"/>
    </style:style>
    <style:style style:name="ch13" style:family="chart" style:data-style-name="N0">
      <style:graphic-properties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cm" svg:height="8.692cm" xlink:href=".." chart:class="chart:bar" chart:style-name="ch1">
        <chart:title svg:x="0.653cm" svg:y="0.174cm" chart:style-name="ch2">
          <text:p>Histograma de Dureza de Chapas</text:p>
        </chart:title>
        <chart:legend chart:legend-position="end" svg:x="6.872cm" svg:y="3.127cm" chart:style-name="ch3"/>
        <chart:plot-area chart:style-name="ch4" table:cell-range-address="Planilha1.A1:Planilha1.B6" chart:data-source-has-labels="row" svg:x="0.16cm" svg:y="0.85cm" svg:width="6.553cm" svg:height="7.49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Planilha1.B1:Planilha1.B1" chart:label-cell-address="Planilha1.A1:Planilha1.A1" chart:class="chart:bar">
            <chart:data-point/>
          </chart:series>
          <chart:series chart:style-name="ch9" chart:values-cell-range-address="Planilha1.B2:Planilha1.B2" chart:label-cell-address="Planilha1.A2:Planilha1.A2" chart:class="chart:bar">
            <chart:data-point/>
          </chart:series>
          <chart:series chart:style-name="ch10" chart:values-cell-range-address="Planilha1.B3:Planilha1.B3" chart:label-cell-address="Planilha1.A3:Planilha1.A3" chart:class="chart:bar">
            <chart:data-point/>
          </chart:series>
          <chart:series chart:style-name="ch11" chart:values-cell-range-address="Planilha1.B4:Planilha1.B4" chart:label-cell-address="Planilha1.A4:Planilha1.A4" chart:class="chart:bar">
            <chart:data-point/>
          </chart:series>
          <chart:series chart:style-name="ch12" chart:values-cell-range-address="Planilha1.B5:Planilha1.B5" chart:label-cell-address="Planilha1.A5:Planilha1.A5" chart:class="chart:bar">
            <chart:data-point/>
          </chart:series>
          <chart:series chart:style-name="ch13" chart:values-cell-range-address="Planilha1.B6:Planilha1.B6" chart:label-cell-address="Planilha1.A6:Planilha1.A6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lanilha1.A1:Planilha1.A1">58</text:p>
              </table:table-cell>
              <table:table-cell office:value-type="string">
                <text:p text:id="Planilha1.A2:Planilha1.A2">62</text:p>
              </table:table-cell>
              <table:table-cell office:value-type="string">
                <text:p text:id="Planilha1.A3:Planilha1.A3">66</text:p>
              </table:table-cell>
              <table:table-cell office:value-type="string">
                <text:p text:id="Planilha1.A4:Planilha1.A4">69</text:p>
              </table:table-cell>
              <table:table-cell office:value-type="string">
                <text:p text:id="Planilha1.A5:Planilha1.A5">73</text:p>
              </table:table-cell>
              <table:table-cell office:value-type="string">
                <text:p text:id="Planilha1.A6:Planilha1.A6">76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">
                <text:p text:id="Planilha1.B1:Planilha1.B1">3</text:p>
              </table:table-cell>
              <table:table-cell office:value-type="float" office:value="6">
                <text:p text:id="Planilha1.B2:Planilha1.B2">6</text:p>
              </table:table-cell>
              <table:table-cell office:value-type="float" office:value="16">
                <text:p text:id="Planilha1.B3:Planilha1.B3">16</text:p>
              </table:table-cell>
              <table:table-cell office:value-type="float" office:value="14">
                <text:p text:id="Planilha1.B4:Planilha1.B4">14</text:p>
              </table:table-cell>
              <table:table-cell office:value-type="float" office:value="7">
                <text:p text:id="Planilha1.B5:Planilha1.B5">7</text:p>
              </table:table-cell>
              <table:table-cell office:value-type="float" office:value="4">
                <text:p text:id="Planilha1.B6:Planilha1.B6"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